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fo:min-height="0.713cm"/>
    </style:style>
    <style:style style:name="gr4" style:family="graphic" style:parent-style-name="standard">
      <style:graphic-properties draw:stroke="none" svg:stroke-color="#000000" draw:fill="none" draw:fill-color="#ffffff" fo:min-height="2.94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6" style:family="graphic" style:parent-style-name="standard">
      <style:graphic-properties draw:stroke="none" svg:stroke-color="#000000" draw:fill="none" draw:fill-color="#ffffff"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68cm" svg:y1="20.005cm" svg:x2="1cm" svg:y2="1cm" svg:d="M968 20005l32-19005" svg:viewBox="0 0 33 19006">
          <text:p/>
        </draw:connector>
        <draw:connector draw:style-name="gr1" draw:text-style-name="P1" xml:id="id2" draw:id="id2" draw:layer="layout" draw:type="line" svg:x1="1cm" svg:y1="1cm" svg:x2="28.684cm" svg:y2="1.032cm" draw:start-shape="id1" draw:start-glue-point="3" svg:d="M1000 1000l27684 32" svg:viewBox="0 0 27685 33">
          <text:p/>
        </draw:connector>
        <draw:connector draw:style-name="gr1" draw:text-style-name="P1" xml:id="id3" draw:id="id3" draw:layer="layout" draw:type="line" svg:x1="28.684cm" svg:y1="1.032cm" svg:x2="28.749cm" svg:y2="19.973cm" draw:start-shape="id2" draw:start-glue-point="3" svg:d="M28684 1032l65 18941" svg:viewBox="0 0 66 18942">
          <text:p/>
        </draw:connector>
        <draw:connector draw:style-name="gr1" draw:text-style-name="P1" draw:layer="layout" draw:type="line" svg:x1="28.749cm" svg:y1="19.973cm" svg:x2="7.002cm" svg:y2="20.037cm" draw:start-shape="id3" draw:start-glue-point="3" svg:d="M28749 19973l-21747 64" svg:viewBox="0 0 21748 65">
          <text:p/>
        </draw:connector>
        <draw:connector draw:style-name="gr1" draw:text-style-name="P1" draw:layer="layout" draw:type="line" svg:x1="0.968cm" svg:y1="20.005cm" svg:x2="3.904cm" svg:y2="20.005cm" draw:start-shape="id1" draw:start-glue-point="2" svg:d="M968 20005h2936" svg:viewBox="0 0 2937 1">
          <text:p/>
        </draw:connector>
        <draw:connector draw:style-name="gr1" draw:text-style-name="P1" draw:layer="layout" draw:type="line" svg:x1="3.936cm" svg:y1="20.876cm" svg:x2="3.904cm" svg:y2="18.004cm" svg:d="M3936 20876l-32-2872" svg:viewBox="0 0 33 2873">
          <text:p/>
        </draw:connector>
        <draw:connector draw:style-name="gr1" draw:text-style-name="P1" draw:layer="layout" draw:type="line" svg:x1="6.969cm" svg:y1="20.908cm" svg:x2="6.969cm" svg:y2="18.004cm" svg:d="M6969 20908v-2904" svg:viewBox="0 0 1 2905">
          <text:p/>
        </draw:connector>
        <draw:connector draw:style-name="gr1" draw:text-style-name="P1" xml:id="id4" draw:id="id4" draw:layer="layout" draw:type="line" svg:x1="16.036cm" svg:y1="5.033cm" svg:x2="28.652cm" svg:y2="5.001cm" svg:d="M16036 5033l12616-32" svg:viewBox="0 0 12617 33">
          <text:p/>
        </draw:connector>
        <draw:connector draw:style-name="gr1" draw:text-style-name="P1" draw:layer="layout" draw:type="line" svg:x1="16.004cm" svg:y1="20.005cm" svg:x2="15.972cm" svg:y2="12.067cm" svg:d="M16004 20005l-32-7938" svg:viewBox="0 0 33 7939">
          <text:p/>
        </draw:connector>
        <draw:connector draw:style-name="gr1" draw:text-style-name="P1" draw:layer="layout" draw:type="line" svg:x1="16.036cm" svg:y1="5.033cm" svg:x2="16.036cm" svg:y2="10.002cm" draw:start-shape="id4" draw:start-glue-point="2" svg:d="M16036 5033v4969" svg:viewBox="0 0 1 4970">
          <text:p/>
        </draw:connector>
        <draw:connector draw:style-name="gr1" draw:text-style-name="P1" draw:layer="layout" draw:type="line" svg:x1="14.939cm" svg:y1="12.035cm" svg:x2="17.036cm" svg:y2="12.067cm" svg:d="M14939 12035l2097 32" svg:viewBox="0 0 2098 33">
          <text:p/>
        </draw:connector>
        <draw:connector draw:style-name="gr1" draw:text-style-name="P1" draw:layer="layout" draw:type="line" svg:x1="14.971cm" svg:y1="10.035cm" svg:x2="17.004cm" svg:y2="10.035cm" svg:d="M14971 10035h2033" svg:viewBox="0 0 2034 1">
          <text:p/>
        </draw:connector>
        <draw:connector draw:style-name="gr1" draw:text-style-name="P1" xml:id="id5" draw:id="id5" draw:layer="layout" draw:type="line" svg:x1="28.652cm" svg:y1="14.036cm" svg:x2="23.974cm" svg:y2="14.036cm" svg:d="M28652 14036h-4678" svg:viewBox="0 0 4679 1">
          <text:p/>
        </draw:connector>
        <draw:connector draw:style-name="gr1" draw:text-style-name="P1" xml:id="id6" draw:id="id6" draw:layer="layout" draw:type="line" svg:x1="23.974cm" svg:y1="14.036cm" svg:x2="24.006cm" svg:y2="17.004cm" draw:start-shape="id5" draw:start-glue-point="3" svg:d="M23974 14036l32 2968" svg:viewBox="0 0 33 2969">
          <text:p/>
        </draw:connector>
        <draw:connector draw:style-name="gr1" draw:text-style-name="P1" draw:layer="layout" draw:type="line" svg:x1="24.006cm" svg:y1="17.004cm" svg:x2="28.684cm" svg:y2="16.972cm" draw:start-shape="id6" draw:start-glue-point="3" svg:d="M24006 17004l4678-32" svg:viewBox="0 0 4679 33">
          <text:p/>
        </draw:connector>
        <draw:connector draw:style-name="gr1" draw:text-style-name="P1" xml:id="id7" draw:id="id7" draw:layer="layout" draw:type="line" svg:x1="23.974cm" svg:y1="12.003cm" svg:x2="28.684cm" svg:y2="12.003cm" svg:d="M23974 12003h4710" svg:viewBox="0 0 4711 1">
          <text:p/>
        </draw:connector>
        <draw:connector draw:style-name="gr1" draw:text-style-name="P1" xml:id="id8" draw:id="id8" draw:layer="layout" draw:type="line" svg:x1="23.974cm" svg:y1="12.003cm" svg:x2="23.974cm" svg:y2="9.034cm" draw:start-shape="id7" draw:start-glue-point="2" svg:d="M23974 12003v-2969" svg:viewBox="0 0 1 2970">
          <text:p/>
        </draw:connector>
        <draw:connector draw:style-name="gr1" draw:text-style-name="P1" draw:layer="layout" draw:type="line" svg:x1="23.974cm" svg:y1="9.034cm" svg:x2="28.717cm" svg:y2="9.034cm" draw:start-shape="id8" draw:start-glue-point="3" svg:d="M23974 9034h4743" svg:viewBox="0 0 4744 1">
          <text:p/>
        </draw:connector>
        <draw:connector draw:style-name="gr1" draw:text-style-name="P1" xml:id="id9" draw:id="id9" draw:layer="layout" draw:type="line" svg:x1="25.006cm" svg:y1="5.033cm" svg:x2="25.006cm" svg:y2="8.002cm" svg:d="M25006 5033v2969" svg:viewBox="0 0 1 2970">
          <text:p/>
        </draw:connector>
        <draw:connector draw:style-name="gr1" draw:text-style-name="P1" draw:layer="layout" draw:type="line" svg:x1="25.006cm" svg:y1="8.002cm" svg:x2="28.717cm" svg:y2="7.97cm" draw:start-shape="id9" draw:start-glue-point="3" svg:d="M25006 8002l3711-32" svg:viewBox="0 0 3712 33">
          <text:p/>
        </draw:connector>
        <draw:connector draw:style-name="gr1" draw:text-style-name="P1" draw:layer="layout" draw:type="line" svg:x1="25.006cm" svg:y1="5.033cm" svg:x2="28.652cm" svg:y2="5.001cm" draw:start-shape="id9" draw:start-glue-point="2" draw:end-shape="id4" draw:end-glue-point="3" svg:d="M25006 5033l3646-32" svg:viewBox="0 0 3647 33">
          <text:p/>
        </draw:connector>
        <draw:frame draw:style-name="gr2" draw:layer="layout" svg:width="2.542cm" svg:height="0.962cm" svg:x="25.1cm" svg:y="10.1cm">
          <draw:text-box>
            <text:p><text:span text:style-name="T1">Rack</text:span> <text:span text:style-name="T1">1</text:span></text:p>
          </draw:text-box>
        </draw:frame>
        <draw:frame draw:style-name="gr3" draw:layer="layout" svg:width="2.542cm" svg:height="0.963cm" svg:x="25.058cm" svg:y="15.1cm">
          <draw:text-box>
            <text:p><text:span text:style-name="T1">Rack</text:span> <text:span text:style-name="T1">2</text:span></text:p>
          </draw:text-box>
        </draw:frame>
        <draw:frame draw:style-name="gr4" draw:text-style-name="P2" draw:layer="layout" svg:width="4.307cm" svg:height="3.191cm" svg:x="24.699cm" svg:y="5.07cm">
          <draw:text-box>
            <text:p><text:span text:style-name="T2"><text:s text:c="6"/></text:span><text:span text:style-name="T3">Rede <text:s text:c="14"/>metropolitana</text:span></text:p>
          </draw:text-box>
        </draw:frame>
        <draw:custom-shape draw:style-name="gr5" draw:text-style-name="P1" draw:layer="layout" svg:width="0.9cm" svg:height="1.3cm" svg:x="18.1cm" svg:y="18.7cm">
          <text:p text:style-name="P1">5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2cm" svg:x="18.1cm" svg:y="17.5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9cm" svg:x="20.6cm" svg:y="1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9cm" svg:x="20.6cm" svg:y="1.9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2cm" svg:x="10.2cm" svg:y="1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2cm" svg:x="10.2cm" svg:y="2.2cm">
          <text:p text:style-name="P1">50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2cm" svg:height="3.05cm" svg:x="6.3cm" svg:y="9.2cm">
          <draw:text-box>
            <text:p><text:span text:style-name="T4">STI</text:span></text:p>
          </draw:text-box>
        </draw:frame>
        <draw:custom-shape draw:style-name="gr5" draw:text-style-name="P1" draw:layer="layout" svg:width="0.9cm" svg:height="1.2cm" svg:x="10.2cm" svg:y="2.2cm">
          <text:p text:style-name="P1">5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3:50:54.159274877</meta:creation-date>
    <dc:date>2016-07-04T10:02:45.824823708</dc:date>
    <dc:creator>SD Canto</dc:creator>
    <meta:editing-duration>PT15M1S</meta:editing-duration>
    <meta:editing-cycles>2</meta:editing-cycles>
    <meta:generator>LibreOffice/4.2.8.2$Linux_x86 LibreOffice_project/420m0$Build-2</meta:generator>
    <meta:document-statistic meta:object-count="32"/>
  </office:meta>
</office:document-meta>
</file>